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1.9736in"/>
    </style:style>
    <style:style style:name="Table2.C" style:family="table-column">
      <style:table-column-properties style:column-width="1.9708in"/>
    </style:style>
    <style:style style:name="Table2.D" style:family="table-column">
      <style:table-column-properties style:column-width="1.9743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5" style:family="paragraph" style:parent-style-name="Standard">
      <style:text-properties fo:font-size="14pt" officeooo:paragraph-rsid="000a8dbf" style:font-size-asian="14pt" style:font-size-complex="14pt"/>
    </style:style>
    <style:style style:name="P16" style:family="paragraph" style:parent-style-name="Standard">
      <style:paragraph-properties fo:orphans="0" fo:widows="0" style:text-autospace="none"/>
      <style:text-properties fo:font-size="14pt" officeooo:rsid="001edb00" officeooo:paragraph-rsid="001edb00" style:font-size-asian="14pt" style:font-size-complex="14pt"/>
    </style:style>
    <style:style style:name="P17" style:family="paragraph" style:parent-style-name="Standard">
      <style:paragraph-properties fo:orphans="0" fo:widows="0" style:text-autospace="none"/>
      <style:text-properties fo:font-size="14pt" officeooo:rsid="000a8dbf" officeooo:paragraph-rsid="000a8dbf" style:font-size-asian="14pt" style:font-size-complex="14pt"/>
    </style:style>
    <style:style style:name="P18" style:family="paragraph" style:parent-style-name="Standard">
      <style:paragraph-properties fo:orphans="0" fo:widows="0" style:text-autospace="none"/>
      <style:text-properties fo:font-size="14pt" officeooo:rsid="001f02ec" officeooo:paragraph-rsid="001f02ec" style:font-size-asian="14pt" style:font-size-complex="14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21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edb00" officeooo:paragraph-rsid="001edb0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1f02ec" officeooo:paragraph-rsid="001f02ec" style:font-name-asian="Times New Roman" style:font-size-asian="14pt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07e2ad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b9acd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officeooo:paragraph-rsid="000942cd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e7e46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e9d10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02ec"/>
    </style:style>
    <style:style style:name="P32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33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officeooo:paragraph-rsid="000a8dbf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style="normal" fo:font-weight="normal" officeooo:rsid="001e9d10" officeooo:paragraph-rsid="001e7e4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fo:font-weight="normal" officeooo:rsid="001ce37f" officeooo:paragraph-rsid="001ce37f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0a8dbf" style:font-size-asian="14pt" style:font-weight-asian="bold" style:font-size-complex="14pt" style:font-weight-complex="bold"/>
    </style:style>
    <style:style style:name="P40" style:family="paragraph" style:parent-style-name="Standard">
      <style:paragraph-properties fo:orphans="0" fo:widows="0" style:text-autospace="none"/>
      <style:text-properties fo:font-size="14pt" officeooo:rsid="00280813" officeooo:paragraph-rsid="00280813" style:font-size-asian="14pt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 style:font-weight-complex="bold"/>
    </style:style>
    <style:style style:name="T9" style:family="text">
      <style:text-properties fo:font-size="14pt" fo:font-style="italic" fo:font-weight="normal" officeooo:rsid="001ce37f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01e7e46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normal" fo:font-weight="normal" officeooo:rsid="001e7e4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2626f5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weight="normal" officeooo:rsid="001ce37f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42c5e" style:font-size-asian="14pt" style:font-weight-asian="normal" style:font-size-complex="14pt" style:font-weight-complex="normal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1b9ac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19" style:family="text">
      <style:text-properties style:use-window-font-color="true" style:font-name="Times New Roman" fo:font-size="14pt" fo:language="ru" fo:country="RU" officeooo:rsid="0022ca9b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fo:font-style="italic" fo:font-weight="normal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Times New Roman" fo:font-size="14pt" fo:language="ru" fo:country="RU" fo:font-style="italic" fo:font-weight="normal" officeooo:rsid="001e7e46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2" style:family="text">
      <style:text-properties style:use-window-font-color="true" style:font-name="Times New Roman" fo:font-size="14pt" fo:language="ru" fo:country="RU" fo:font-style="italic" fo:font-weight="normal" officeooo:rsid="001e9d10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3" style:family="text">
      <style:text-properties style:use-window-font-color="true" style:font-name="Times New Roman" fo:font-size="14pt" fo:language="ru" fo:country="RU" fo:font-style="normal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" style:family="text">
      <style:text-properties style:use-window-font-color="true" style:font-name="Times New Roman" fo:font-size="14pt" fo:language="ru" fo:country="RU" fo:font-style="normal" fo:font-weight="normal" officeooo:rsid="001e7e4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5" style:family="text">
      <style:text-properties style:use-window-font-color="true" style:font-name="Times New Roman" fo:font-size="14pt" fo:language="ru" fo:country="RU" fo:font-style="normal" fo:font-weight="normal" officeooo:rsid="001e9d10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6" style:family="text">
      <style:text-properties style:use-window-font-color="true" style:font-name="Times New Roman" fo:font-size="14pt" fo:language="ru" fo:country="RU" fo:font-weight="normal" officeooo:rsid="001ce37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7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8" style:family="text">
      <style:text-properties style:use-window-font-color="true" style:font-name="Times New Roman" fo:font-size="14pt" fo:language="ru" fo:country="RU" fo:font-weight="normal" officeooo:rsid="0020b34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style:use-window-font-color="true" style:font-name="Times New Roman" fo:font-size="14pt" fo:language="ru" fo:country="RU" fo:font-weight="normal" officeooo:rsid="00211d7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4pt" fo:language="ru" fo:country="RU" fo:font-weight="normal" officeooo:rsid="00228e3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4pt" fo:language="ru" fo:country="RU" fo:font-weight="normal" officeooo:rsid="00242c5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4pt" fo:language="en" fo:country="US" officeooo:rsid="001ce37f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4" style:family="text">
      <style:text-properties style:use-window-font-color="true" style:font-name="Times New Roman" fo:language="en" fo:country="US" officeooo:rsid="001b9acd" style:font-name-asian="Times New Roman" style:font-name-complex="Times New Roman" style:language-complex="ar" style:country-complex="SA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officeooo:rsid="0008c729" style:font-weight-asian="bold"/>
    </style:style>
    <style:style style:name="T37" style:family="text">
      <style:text-properties officeooo:rsid="000a8dbf"/>
    </style:style>
    <style:style style:name="T38" style:family="text">
      <style:text-properties officeooo:rsid="001b9acd"/>
    </style:style>
    <style:style style:name="T39" style:family="text">
      <style:text-properties fo:language="en" fo:country="US" style:font-weight-complex="bold"/>
    </style:style>
    <style:style style:name="T40" style:family="text">
      <style:text-properties officeooo:rsid="0022ca9b"/>
    </style:style>
    <style:style style:name="T41" style:family="text">
      <style:text-properties officeooo:rsid="00242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 ЭВМ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33"><text:span text:style-name="Название_20_книги"><text:span text:style-name="T2">отчет</text:span></text:span></text:p>
      <text:p text:style-name="P6">по лабораторной работе №<text:span text:style-name="T38">2</text:span></text:p>
      <text:p text:style-name="P4"><text:span text:style-name="T6">по дисциплине «Алгоритмы и структуры данных</text:span><text:span text:style-name="T15">»</text:span></text:p>
      <text:p text:style-name="P4"><text:span text:style-name="Название_20_книги"><text:span text:style-name="T16">Тема: </text:span></text:span><text:span text:style-name="Название_20_книги"><text:span text:style-name="T17">Рекурсивная обработка иерархических списков</text:span>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9384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9"><text:span text:style-name="T18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Ефрем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20</text:p>
      <text:p text:style-name="P6"><text:soft-page-break/></text:p>
      <text:p text:style-name="P25">Цель работы.</text:p>
      <text:p text:style-name="P3"><text:span text:style-name="T8"><text:tab/><text:tab/><text:tab/> <text:s text:c="8"/></text:span><text:span text:style-name="T33">Решить поставленную задачу с использованием базовых функций рекурсивной обработки списков</text:span><text:span text:style-name="T32">.</text:span></text:p>
      <text:p text:style-name="P7"/>
      <text:p text:style-name="P23"><text:span text:style-name="T35">Задание. </text:span><text:span text:style-name="T36">(Вариант № 1)</text:span></text:p>
      <text:p text:style-name="P24"><text:span text:style-name="T39"><text:s text:c="4"/></text:span><text:span text:style-name="T34">Проверить иерархический список на наличие в нем заданного элемента (атома) х. </text:span></text:p>
      <text:p text:style-name="P36"/>
      <text:p text:style-name="P25">Выполнение работы.</text:p>
      <text:p text:style-name="P29"><text:span text:style-name="T26">Для</text:span><text:span text:style-name="T13"> выполнени</text:span><text:span text:style-name="T31">я </text:span><text:span text:style-name="T13">работы был р</text:span><text:span text:style-name="T26">а</text:span><text:span text:style-name="T13">зработан класс </text:span><text:span text:style-name="T9">List </text:span><text:span text:style-name="T11">с методами </text:span><text:span text:style-name="T10">createNode, createList </text:span><text:span text:style-name="T11">и </text:span><text:span text:style-name="T10">contains</text:span><text:span text:style-name="T9">. </text:span></text:p>
      <text:p text:style-name="P30"><text:span text:style-name="T25">Метод </text:span><text:span text:style-name="T21">c</text:span><text:span text:style-name="T10">reateNode</text:span><text:span text:style-name="T11"> создает новый элемент в списке, который содержит некот</text:span><text:span text:style-name="T12">о</text:span><text:span text:style-name="T11">рые данные типа </text:span><text:span text:style-name="T10">char </text:span><text:span text:style-name="T11">и указатели на следующий и предыдущий элемент в списке</text:span><text:span text:style-name="T10">.</text:span></text:p>
      <text:p text:style-name="P30"><text:span text:style-name="T25">Рекурсивный метод </text:span><text:span text:style-name="T21">c</text:span><text:span text:style-name="T10">reateList </text:span><text:span text:style-name="T11">создает список, который в качестве элементов может иметь как обычные элементы типа </text:span><text:span text:style-name="T10">char </text:span><text:span text:style-name="T11">так и такие же списки.</text:span></text:p>
      <text:p text:style-name="P29"><text:span text:style-name="T25">Метод </text:span><text:span text:style-name="T22">c</text:span><text:span text:style-name="T10">ontains</text:span><text:span text:style-name="T11"> <text:s/>проверяет </text:span><text:span text:style-name="T24">с</text:span><text:span text:style-name="T25">писок на наличие в нем заданного элемента.</text:span></text:p>
      <text:p text:style-name="P37"/>
      <text:p text:style-name="P30"><text:span text:style-name="T25">Т</text:span><text:span text:style-name="T23">ак же была написана вспомогательная функция </text:span><text:span text:style-name="T20">isValid</text:span><text:span text:style-name="T23"> проверяющая список на корректность.</text:span></text:p>
      <text:p text:style-name="P38"/>
      <text:p text:style-name="P25"/>
      <text:p text:style-name="P25"/>
      <text:p text:style-name="P28"/>
      <text:p text:style-name="P27"/>
      <text:p text:style-name="P27"/>
      <text:p text:style-name="P27"/>
      <text:p text:style-name="P27"/>
      <text:p text:style-name="P39"/>
      <text:p text:style-name="P34"><text:soft-page-break/><text:span text:style-name="T7"><text:tab/><text:tab/><text:tab/>Тестирование</text:span>.</text:p>
      <text:p text:style-name="P15">Результаты тестирования представлены в табл. 1.</text:p>
      <text:p text:style-name="P15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№ п/п</text:p>
          </table:table-cell>
          <table:table-cell table:style-name="Table2.A1" office:value-type="string">
            <text:p text:style-name="P14">Входные данные</text:p>
          </table:table-cell>
          <table:table-cell table:style-name="Table2.A1" office:value-type="string">
            <text:p text:style-name="P14">Выходные данные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4">1.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4"><text:s/><text:span text:style-name="T37">String is empty</text:span></text:p>
          </table:table-cell>
          <table:table-cell table:style-name="Table2.D1" office:value-type="string">
            <text:p text:style-name="P22">Ошибка</text:p>
            <text:p text:style-name="P21">Ввод пустой строки</text:p>
          </table:table-cell>
        </table:table-row>
        <table:table-row table:style-name="Table2.3">
          <table:table-cell table:style-name="Table2.A1" office:value-type="string">
            <text:p text:style-name="P14">2.</text:p>
          </table:table-cell>
          <table:table-cell table:style-name="Table2.A1" office:value-type="string">
            <text:p text:style-name="P17">(a (s w) s s (t t))</text:p>
            <text:p text:style-name="P16">w</text:p>
          </table:table-cell>
          <table:table-cell table:style-name="Table2.A1" office:value-type="string">
            <text:p text:style-name="P14">Character in the list</text:p>
          </table:table-cell>
          <table:table-cell table:style-name="Table2.D1" office:value-type="string">
            <text:p text:style-name="P40">Все в порядке</text:p>
          </table:table-cell>
        </table:table-row>
        <table:table-row table:style-name="Table2.4">
          <table:table-cell table:style-name="Table2.A1" office:value-type="string">
            <text:p text:style-name="P14">3.</text:p>
          </table:table-cell>
          <table:table-cell table:style-name="Table2.A1" office:value-type="string">
            <text:p text:style-name="P14">(((w)))))</text:p>
          </table:table-cell>
          <table:table-cell table:style-name="Table2.A1" office:value-type="string">
            <text:p text:style-name="P14">Extra character ) at pos 6</text:p>
          </table:table-cell>
          <table:table-cell table:style-name="Table2.D1" office:value-type="string">
            <text:p text:style-name="P18">Ошибка</text:p>
            <text:p text:style-name="P18">Много лишних скобок</text:p>
          </table:table-cell>
        </table:table-row>
      </table:table>
      <text:p text:style-name="P20"/>
      <text:p text:style-name="P26"/>
      <text:p text:style-name="P26">Выводы.</text:p>
      <text:p text:style-name="P31"><text:span text:style-name="T27">В ходе выполнения лабораторной работы был реализован иерархический список и рекурсивные методы </text:span><text:span text:style-name="T28">для </text:span><text:span text:style-name="T27">работы с ним(создание списка, удаление </text:span><text:span text:style-name="T30">списка</text:span><text:span text:style-name="T27"> </text:span><text:span text:style-name="T29">и поиск элементов </text:span><text:span text:style-name="T27"><text:s/></text:span><text:span text:style-name="T29">в списке</text:span><text:span text:style-name="T27">).</text:span></text:p>
      <text:p text:style-name="P32"><text:span text:style-name="Название_20_книги"><text:span text:style-name="T1">Приложение А</text:span></text:span></text:p>
      <text:p text:style-name="P33"><text:span text:style-name="Название_20_книги"><text:span text:style-name="T3">исходный код программы</text:span></text:span></text:p>
      <text:p text:style-name="Times14_5f_РИО2"><text:span text:style-name="T4">Название файла: </text:span><text:span text:style-name="T19">main</text:span><text:span text:style-name="T4">.cpp</text:span></text:p>
      <text:p text:style-name="Times14_5f_РИО2">#include &lt;iostream&gt;</text:p>
      <text:p text:style-name="Times14_5f_РИО2">#include &lt;string&gt;</text:p>
      <text:p text:style-name="Times14_5f_РИО2">#include &lt;fstream&gt;</text:p>
      <text:p text:style-name="Times14_5f_РИО2">#include &lt;algorithm&gt; //std::remove</text:p>
      <text:p text:style-name="Times14_5f_РИО2">#include "List.h"</text:p>
      <text:p text:style-name="Times14_5f_РИО2"/>
      <text:p text:style-name="Times14_5f_РИО2">using namespace std;</text:p>
      <text:p text:style-name="Times14_5f_РИО2"/>
      <text:p text:style-name="Times14_5f_РИО2">std::string input();</text:p>
      <text:p text:style-name="Times14_5f_РИО2">bool isValid(std::string listString);</text:p>
      <text:p text:style-name="Times14_5f_РИО2">string readListFromFile();</text:p>
      <text:p text:style-name="Times14_5f_РИО2">string readListFromTerminal();</text:p>
      <text:p text:style-name="Times14_5f_РИО2"/>
      <text:p text:style-name="Times14_5f_РИО2"/>
      <text:p text:style-name="Times14_5f_РИО2">int main() {</text:p>
      <text:p text:style-name="Times14_5f_РИО2"><text:s text:c="4"/>List* list;</text:p>
      <text:p text:style-name="Times14_5f_РИО2"><text:s text:c="4"/>std::string listString = input();</text:p>
      <text:p text:style-name="Times14_5f_РИО2"><text:s text:c="4"/></text:p>
      <text:p text:style-name="Times14_5f_РИО2"><text:s text:c="4"/>if(isValid(listString)) {</text:p>
      <text:p text:style-name="Times14_5f_РИО2"><text:s text:c="8"/>list = new List(listString);</text:p>
      <text:p text:style-name="Times14_5f_РИО2"/>
      <text:p text:style-name="Times14_5f_РИО2"><text:s text:c="8"/>cout &lt;&lt; "Enter the character you want to find\n&gt; ";</text:p>
      <text:p text:style-name="Times14_5f_РИО2"><text:s text:c="8"/>char ch = getchar();</text:p>
      <text:p text:style-name="Times14_5f_РИО2"/>
      <text:p text:style-name="Times14_5f_РИО2"><text:s text:c="8"/>if(list-&gt;contains(ch)) cout &lt;&lt; "Character in the list\n";</text:p>
      <text:p text:style-name="Times14_5f_РИО2"><text:s text:c="8"/>else cout &lt;&lt; "Character is NOT in the list\n";</text:p>
      <text:p text:style-name="Times14_5f_РИО2"><text:s text:c="4"/>}</text:p>
      <text:p text:style-name="Times14_5f_РИО2"/>
      <text:p text:style-name="Times14_5f_РИО2"><text:s text:c="4"/>return 0;</text:p>
      <text:p text:style-name="Times14_5f_РИО2">}</text:p>
      <text:p text:style-name="Times14_5f_РИО2"/>
      <text:p text:style-name="Times14_5f_РИО2"><text:soft-page-break/></text:p>
      <text:p text:style-name="Times14_5f_РИО2">std::string input() { </text:p>
      <text:p text:style-name="Times14_5f_РИО2"><text:s text:c="4"/>cout &lt;&lt; "Lab 2(1) -&gt; проверить иерархический список на наличие в нем заданного элемента (атома) x;\n";</text:p>
      <text:p text:style-name="Times14_5f_РИО2"><text:s text:c="4"/>cout &lt;&lt; "1) Input from file ('file.txt' by default)\n";</text:p>
      <text:p text:style-name="Times14_5f_РИО2"><text:s text:c="4"/>cout &lt;&lt; "2) Terminal input\n"; </text:p>
      <text:p text:style-name="Times14_5f_РИО2"><text:s text:c="4"/>cout &lt;&lt; "Input type (1, 2): \n&gt; ";</text:p>
      <text:p text:style-name="Times14_5f_РИО2"><text:s text:c="4"/></text:p>
      <text:p text:style-name="Times14_5f_РИО2"><text:s text:c="4"/>int type = 0;</text:p>
      <text:p text:style-name="Times14_5f_РИО2"><text:s text:c="4"/>do {</text:p>
      <text:p text:style-name="Times14_5f_РИО2"><text:s text:c="8"/>cin &gt;&gt; type;</text:p>
      <text:p text:style-name="Times14_5f_РИО2"><text:s text:c="8"/>if (cin.fail()) {</text:p>
      <text:p text:style-name="Times14_5f_РИО2"><text:s text:c="12"/>cout &lt;&lt; "Please enter an integer (1, 2)\n&gt; ";</text:p>
      <text:p text:style-name="Times14_5f_РИО2"><text:s text:c="12"/>cin.clear();</text:p>
      <text:p text:style-name="Times14_5f_РИО2"><text:s text:c="12"/>cin.ignore();</text:p>
      <text:p text:style-name="Times14_5f_РИО2"><text:s text:c="8"/>} <text:s text:c="4"/></text:p>
      <text:p text:style-name="Times14_5f_РИО2"><text:s text:c="4"/>} while(type != 1 &amp;&amp; type != 2);</text:p>
      <text:p text:style-name="Times14_5f_РИО2"/>
      <text:p text:style-name="Times14_5f_РИО2"><text:s text:c="4"/>std::string str;</text:p>
      <text:p text:style-name="Times14_5f_РИО2"/>
      <text:p text:style-name="Times14_5f_РИО2"><text:s text:c="4"/>if(type == 1) str = readListFromFile();</text:p>
      <text:p text:style-name="Times14_5f_РИО2"><text:s text:c="4"/>else if(type == 2) str = readListFromTerminal();</text:p>
      <text:p text:style-name="Times14_5f_РИО2"/>
      <text:p text:style-name="Times14_5f_РИО2"><text:s text:c="4"/>str.erase(remove(str.begin(), str.end(), ' '), str.end());</text:p>
      <text:p text:style-name="Times14_5f_РИО2"/>
      <text:p text:style-name="Times14_5f_РИО2"><text:s text:c="4"/>return str;</text:p>
      <text:p text:style-name="Times14_5f_РИО2">}</text:p>
      <text:p text:style-name="Times14_5f_РИО2"/>
      <text:p text:style-name="Times14_5f_РИО2">string readListFromFile() {</text:p>
      <text:p text:style-name="Times14_5f_РИО2"><text:s text:c="4"/>string line;</text:p>
      <text:p text:style-name="Times14_5f_РИО2"><text:s text:c="4"/>cin.ignore();</text:p>
      <text:p text:style-name="Times14_5f_РИО2"><text:s text:c="4"/>ifstream infile ("file.txt");</text:p>
      <text:p text:style-name="Times14_5f_РИО2"><text:s text:c="4"/>std::getline(infile, line);</text:p>
      <text:p text:style-name="Times14_5f_РИО2"><text:s text:c="4"/>return line;</text:p>
      <text:p text:style-name="Times14_5f_РИО2"><text:soft-page-break/>}</text:p>
      <text:p text:style-name="Times14_5f_РИО2"/>
      <text:p text:style-name="Times14_5f_РИО2">string readListFromTerminal() {</text:p>
      <text:p text:style-name="Times14_5f_РИО2"><text:s text:c="4"/>cout &lt;&lt; "&gt; ";</text:p>
      <text:p text:style-name="Times14_5f_РИО2"><text:s text:c="4"/>string line;</text:p>
      <text:p text:style-name="Times14_5f_РИО2"><text:s text:c="4"/>cin.ignore();</text:p>
      <text:p text:style-name="Times14_5f_РИО2"><text:s text:c="4"/>getline(std::cin, line);</text:p>
      <text:p text:style-name="Times14_5f_РИО2"><text:s text:c="4"/>return line;</text:p>
      <text:p text:style-name="Times14_5f_РИО2">}</text:p>
      <text:p text:style-name="Times14_5f_РИО2"/>
      <text:p text:style-name="Times14_5f_РИО2">bool isValid(std::string listString) {</text:p>
      <text:p text:style-name="Times14_5f_РИО2"><text:s text:c="4"/>if(listString.empty()) {</text:p>
      <text:p text:style-name="Times14_5f_РИО2"><text:s text:c="8"/>cout &lt;&lt; "String is empty\n";</text:p>
      <text:p text:style-name="Times14_5f_РИО2"><text:s text:c="8"/>return false;</text:p>
      <text:p text:style-name="Times14_5f_РИО2"><text:s text:c="4"/>}</text:p>
      <text:p text:style-name="Times14_5f_РИО2"/>
      <text:p text:style-name="Times14_5f_РИО2"><text:s text:c="4"/>int openBracketCount = 0;</text:p>
      <text:p text:style-name="Times14_5f_РИО2"><text:s text:c="4"/>bool flag = false;</text:p>
      <text:p text:style-name="Times14_5f_РИО2"><text:s text:c="4"/>for(int i=0; i&lt;listString.size(); i++) {</text:p>
      <text:p text:style-name="Times14_5f_РИО2"><text:s text:c="8"/>if(listString[i] == '(') {</text:p>
      <text:p text:style-name="Times14_5f_РИО2"><text:s text:c="12"/>flag = false;</text:p>
      <text:p text:style-name="Times14_5f_РИО2"><text:s text:c="12"/>openBracketCount++;</text:p>
      <text:p text:style-name="Times14_5f_РИО2"><text:s text:c="8"/>}</text:p>
      <text:p text:style-name="Times14_5f_РИО2"><text:s text:c="8"/>else if(listString[i] == ')') {</text:p>
      <text:p text:style-name="Times14_5f_РИО2"><text:s text:c="12"/>if(flag &amp;&amp; openBracketCount-1 &gt;= 0) {</text:p>
      <text:p text:style-name="Times14_5f_РИО2"><text:s text:c="16"/>openBracketCount--;</text:p>
      <text:p text:style-name="Times14_5f_РИО2"><text:s text:c="16"/>if(openBracketCount == 0 &amp;&amp; i &lt; listString.size()-1) {</text:p>
      <text:p text:style-name="Times14_5f_РИО2"><text:s text:c="20"/>cout &lt;&lt; "Extra character " &lt;&lt; listString[i] &lt;&lt; " at pos " &lt;&lt; i &lt;&lt; endl;</text:p>
      <text:p text:style-name="Times14_5f_РИО2"><text:s text:c="20"/>return false;</text:p>
      <text:p text:style-name="Times14_5f_РИО2"><text:s text:c="16"/>}</text:p>
      <text:p text:style-name="Times14_5f_РИО2"><text:s text:c="12"/>}</text:p>
      <text:p text:style-name="Times14_5f_РИО2"><text:s text:c="12"/>else {</text:p>
      <text:p text:style-name="Times14_5f_РИО2"><text:soft-page-break/><text:s text:c="16"/>cout &lt;&lt; "Unexpected character " &lt;&lt; listString[i] &lt;&lt; " at pos " &lt;&lt; i &lt;&lt; endl;</text:p>
      <text:p text:style-name="Times14_5f_РИО2"><text:s text:c="16"/>return false;</text:p>
      <text:p text:style-name="Times14_5f_РИО2"><text:s text:c="12"/>}</text:p>
      <text:p text:style-name="Times14_5f_РИО2"><text:s text:c="8"/>}</text:p>
      <text:p text:style-name="Times14_5f_РИО2"><text:s text:c="8"/>else if(isalnum(listString[i])) flag = true;</text:p>
      <text:p text:style-name="Times14_5f_РИО2"><text:s text:c="8"/>else {</text:p>
      <text:p text:style-name="Times14_5f_РИО2"><text:s text:c="12"/>cout &lt;&lt; "Unexpected symbol " &lt;&lt; listString[i] &lt;&lt; " at pos " &lt;&lt; i &lt;&lt; endl;</text:p>
      <text:p text:style-name="Times14_5f_РИО2"><text:s text:c="12"/>return false;</text:p>
      <text:p text:style-name="Times14_5f_РИО2"><text:s text:c="8"/>}</text:p>
      <text:p text:style-name="Times14_5f_РИО2"><text:s text:c="4"/>}</text:p>
      <text:p text:style-name="Times14_5f_РИО2"><text:s text:c="4"/>if(openBracketCount == 0) return true;</text:p>
      <text:p text:style-name="Times14_5f_РИО2"><text:s text:c="4"/>std::cout &lt;&lt; "Not enough ')' in string\n";</text:p>
      <text:p text:style-name="Times14_5f_РИО2"><text:s text:c="4"/>return false;</text:p>
      <text:p text:style-name="Times14_5f_РИО2">}</text:p>
      <text:p text:style-name="Times14_5f_РИО2"/>
      <text:p text:style-name="Times14_5f_РИО2">Название файла: <text:span text:style-name="T40">List.h</text:span></text:p>
      <text:p text:style-name="Times14_5f_РИО2">#pragma once</text:p>
      <text:p text:style-name="Times14_5f_РИО2">#include &lt;iostream&gt;</text:p>
      <text:p text:style-name="Times14_5f_РИО2">using namespace std;</text:p>
      <text:p text:style-name="Times14_5f_РИО2"/>
      <text:p text:style-name="Times14_5f_РИО2">class List {</text:p>
      <text:p text:style-name="Times14_5f_РИО2">private:</text:p>
      <text:p text:style-name="Times14_5f_РИО2"/>
      <text:p text:style-name="Times14_5f_РИО2"><text:s text:c="4"/>struct Node {</text:p>
      <text:p text:style-name="Times14_5f_РИО2"><text:s text:c="8"/>Node() {};</text:p>
      <text:p text:style-name="Times14_5f_РИО2"><text:s text:c="8"/>Node(char s): data(s) {};</text:p>
      <text:p text:style-name="Times14_5f_РИО2"><text:s text:c="8"/>Node* next = nullptr;</text:p>
      <text:p text:style-name="Times14_5f_РИО2"><text:s text:c="8"/>Node* prev = nullptr;;</text:p>
      <text:p text:style-name="Times14_5f_РИО2"><text:s text:c="8"/>List* list = nullptr;</text:p>
      <text:p text:style-name="Times14_5f_РИО2"><text:s text:c="8"/>char data;</text:p>
      <text:p text:style-name="Times14_5f_РИО2"><text:s text:c="4"/>};</text:p>
      <text:p text:style-name="Times14_5f_РИО2"/>
      <text:p text:style-name="Times14_5f_РИО2"><text:soft-page-break/><text:s text:c="4"/>Node* head = nullptr;</text:p>
      <text:p text:style-name="Times14_5f_РИО2"><text:s text:c="4"/>Node* tail = nullptr;</text:p>
      <text:p text:style-name="Times14_5f_РИО2"><text:s text:c="4"/></text:p>
      <text:p text:style-name="Times14_5f_РИО2">public:</text:p>
      <text:p text:style-name="Times14_5f_РИО2"><text:s text:c="4"/>List(std::string listString) {</text:p>
      <text:p text:style-name="Times14_5f_РИО2"><text:s text:c="8"/>createList(listString, this);</text:p>
      <text:p text:style-name="Times14_5f_РИО2"><text:s text:c="4"/>}</text:p>
      <text:p text:style-name="Times14_5f_РИО2"/>
      <text:p text:style-name="Times14_5f_РИО2"><text:s text:c="4"/>~List() {</text:p>
      <text:p text:style-name="Times14_5f_РИО2"><text:s text:c="8"/>deleteList();</text:p>
      <text:p text:style-name="Times14_5f_РИО2"><text:s text:c="4"/>}</text:p>
      <text:p text:style-name="Times14_5f_РИО2"/>
      <text:p text:style-name="Times14_5f_РИО2"><text:s text:c="4"/>void deleteList(List* lst=nullptr) {</text:p>
      <text:p text:style-name="Times14_5f_РИО2"><text:s text:c="8"/>if(lst == nullptr) lst = this;</text:p>
      <text:p text:style-name="Times14_5f_РИО2"><text:s text:c="8"/>Node* tmp = lst-&gt;head;</text:p>
      <text:p text:style-name="Times14_5f_РИО2"><text:s text:c="8"/>while(tmp) {</text:p>
      <text:p text:style-name="Times14_5f_РИО2"><text:s text:c="12"/>if(tmp-&gt;list) {</text:p>
      <text:p text:style-name="Times14_5f_РИО2"><text:s text:c="16"/>deleteList(tmp-&gt;list);</text:p>
      <text:p text:style-name="Times14_5f_РИО2"><text:s text:c="16"/>delete tmp-&gt;list;</text:p>
      <text:p text:style-name="Times14_5f_РИО2"><text:s text:c="12"/>}</text:p>
      <text:p text:style-name="Times14_5f_РИО2"><text:s text:c="12"/>tmp = tmp-&gt;next;</text:p>
      <text:p text:style-name="Times14_5f_РИО2"><text:s text:c="12"/>delete tmp-&gt;prev;</text:p>
      <text:p text:style-name="Times14_5f_РИО2"><text:s text:c="8"/>}</text:p>
      <text:p text:style-name="Times14_5f_РИО2"><text:s text:c="4"/>}</text:p>
      <text:p text:style-name="Times14_5f_РИО2"/>
      <text:p text:style-name="Times14_5f_РИО2"><text:s text:c="4"/>Node* createNode(List* list, Node* newNode) {</text:p>
      <text:p text:style-name="Times14_5f_РИО2"><text:s text:c="8"/>if(!list-&gt;head) {</text:p>
      <text:p text:style-name="Times14_5f_РИО2"><text:s text:c="12"/>list-&gt;head = newNode;</text:p>
      <text:p text:style-name="Times14_5f_РИО2"><text:s text:c="12"/>list-&gt;tail = list-&gt;head;</text:p>
      <text:p text:style-name="Times14_5f_РИО2"><text:s text:c="8"/>}</text:p>
      <text:p text:style-name="Times14_5f_РИО2"><text:s text:c="8"/>else {</text:p>
      <text:p text:style-name="Times14_5f_РИО2"><text:s text:c="12"/>newNode-&gt;prev = tail;</text:p>
      <text:p text:style-name="Times14_5f_РИО2"><text:s text:c="12"/>tail-&gt;next = newNode;</text:p>
      <text:p text:style-name="Times14_5f_РИО2"><text:s text:c="12"/>tail = newNode;</text:p>
      <text:p text:style-name="Times14_5f_РИО2"><text:soft-page-break/><text:s text:c="8"/>}</text:p>
      <text:p text:style-name="Times14_5f_РИО2"><text:s text:c="8"/>return newNode;</text:p>
      <text:p text:style-name="Times14_5f_РИО2"><text:s text:c="4"/>}</text:p>
      <text:p text:style-name="Times14_5f_РИО2"/>
      <text:p text:style-name="Times14_5f_РИО2"><text:s text:c="4"/>void createList(std::string s, List* list) {</text:p>
      <text:p text:style-name="Times14_5f_РИО2"><text:s text:c="8"/>char symbol = readNextChar(s);</text:p>
      <text:p text:style-name="Times14_5f_РИО2"/>
      <text:p text:style-name="Times14_5f_РИО2"><text:s text:c="8"/>if(symbol == ' ') return;</text:p>
      <text:p text:style-name="Times14_5f_РИО2"><text:s text:c="8"/>else if(symbol == '(') {</text:p>
      <text:p text:style-name="Times14_5f_РИО2"><text:s text:c="12"/>Node* newNode = createNode(list, new Node());</text:p>
      <text:p text:style-name="Times14_5f_РИО2"><text:s text:c="12"/>newNode-&gt;list = new List(s);</text:p>
      <text:p text:style-name="Times14_5f_РИО2"><text:s text:c="8"/>}</text:p>
      <text:p text:style-name="Times14_5f_РИО2"><text:s text:c="8"/>else if(isalnum(symbol)) {</text:p>
      <text:p text:style-name="Times14_5f_РИО2"><text:s text:c="12"/>createNode(list, new Node(symbol));</text:p>
      <text:p text:style-name="Times14_5f_РИО2"><text:s text:c="8"/>}</text:p>
      <text:p text:style-name="Times14_5f_РИО2"><text:s text:c="8"/>else if(symbol == ')') {</text:p>
      <text:p text:style-name="Times14_5f_РИО2"><text:s text:c="12"/>return;</text:p>
      <text:p text:style-name="Times14_5f_РИО2"><text:s text:c="8"/>}</text:p>
      <text:p text:style-name="Times14_5f_РИО2"><text:s text:c="8"/>createList(s, list);</text:p>
      <text:p text:style-name="Times14_5f_РИО2"><text:s text:c="4"/>}</text:p>
      <text:p text:style-name="Times14_5f_РИО2"/>
      <text:p text:style-name="Times14_5f_РИО2"><text:s text:c="4"/>bool contains(char atom, List* lst = nullptr) {</text:p>
      <text:p text:style-name="Times14_5f_РИО2"><text:s text:c="8"/>if(lst == nullptr) lst = this;</text:p>
      <text:p text:style-name="Times14_5f_РИО2"><text:s text:c="8"/>Node* tmp = lst-&gt;head;</text:p>
      <text:p text:style-name="Times14_5f_РИО2"><text:s text:c="8"/>while(tmp) {</text:p>
      <text:p text:style-name="Times14_5f_РИО2"><text:s text:c="12"/>if(tmp-&gt;list &amp;&amp; contains(atom, tmp-&gt;list)) return true;</text:p>
      <text:p text:style-name="Times14_5f_РИО2"><text:s text:c="12"/>else if(!tmp-&gt;list &amp;&amp; tmp-&gt;data == atom) return true;</text:p>
      <text:p text:style-name="Times14_5f_РИО2"><text:s text:c="12"/>tmp = tmp-&gt;next;</text:p>
      <text:p text:style-name="Times14_5f_РИО2"><text:s text:c="8"/>}</text:p>
      <text:p text:style-name="Times14_5f_РИО2"><text:s text:c="8"/>return false;</text:p>
      <text:p text:style-name="Times14_5f_РИО2"><text:s text:c="4"/>}</text:p>
      <text:p text:style-name="Times14_5f_РИО2"/>
      <text:p text:style-name="Times14_5f_РИО2"><text:s text:c="4"/>static char readNextChar(string s) {</text:p>
      <text:p text:style-name="Times14_5f_РИО2"><text:s text:c="8"/>static int str_size = s.size();</text:p>
      <text:p text:style-name="Times14_5f_РИО2"><text:soft-page-break/><text:s text:c="8"/>static int index = 0;</text:p>
      <text:p text:style-name="Times14_5f_РИО2"><text:s text:c="8"/>static string last_string = s;</text:p>
      <text:p text:style-name="Times14_5f_РИО2"><text:s text:c="8"/>if(last_string != s) {</text:p>
      <text:p text:style-name="Times14_5f_РИО2"><text:s text:c="12"/>str_size = s.size();</text:p>
      <text:p text:style-name="Times14_5f_РИО2"><text:s text:c="12"/>index = 0;</text:p>
      <text:p text:style-name="Times14_5f_РИО2"><text:s text:c="12"/>last_string = s;</text:p>
      <text:p text:style-name="Times14_5f_РИО2"><text:s text:c="8"/>}</text:p>
      <text:p text:style-name="Times14_5f_РИО2"><text:s text:c="8"/>while(s[index] == ' ' &amp;&amp; index &lt; str_size) {</text:p>
      <text:p text:style-name="Times14_5f_РИО2"><text:s text:c="12"/>index++;</text:p>
      <text:p text:style-name="Times14_5f_РИО2"><text:s text:c="8"/>}</text:p>
      <text:p text:style-name="Times14_5f_РИО2"><text:s text:c="8"/>if(index &gt;= str_size) return ' ';</text:p>
      <text:p text:style-name="Times14_5f_РИО2"><text:s text:c="8"/>index++;</text:p>
      <text:p text:style-name="Times14_5f_РИО2"><text:s text:c="8"/>return s[index-1];</text:p>
      <text:p text:style-name="Times14_5f_РИО2"><text:s text:c="4"/>}</text:p>
      <text:p text:style-name="Times14_5f_РИО2">}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0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10-10T08:19:01.391458439</dc:date>
    <meta:print-date>2015-07-17T12:06:00</meta:print-date>
    <meta:editing-cycles>43</meta:editing-cycles>
    <meta:editing-duration>PT4H41M21S</meta:editing-duration>
    <meta:generator>LibreOffice/6.4.5.2$Linux_X86_64 LibreOffice_project/40$Build-2</meta:generator>
    <meta:document-statistic meta:table-count="2" meta:image-count="0" meta:object-count="0" meta:page-count="10" meta:paragraph-count="236" meta:word-count="833" meta:character-count="6588" meta:non-whitespace-character-count="4735"/>
  </office:meta>
</office:document-meta>
</file>